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893cm" fo:min-width="8.771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909cm" fo:min-width="4.099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909cm" fo:min-width="4.1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9.271cm" svg:height="1.143cm" svg:x="1.127cm" svg:y="1.143cm">
          <text:p text:style-name="P1">Proble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4.599cm" svg:height="2.159cm" svg:x="1.133cm" svg:y="2.28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672cm" svg:height="2.159cm" svg:x="5.726cm" svg:y="2.2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9.271cm" svg:height="1.143cm" svg:x="18.272cm" svg:y="1.254cm">
          <text:p text:style-name="P1">Opportunit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4.599cm" svg:height="2.159cm" svg:x="18.278cm" svg:y="2.3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672cm" svg:height="2.159cm" svg:x="22.871cm" svg:y="2.3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" draw:text-style-name="P2" draw:layer="layout" svg:width="9.271cm" svg:height="1.143cm" svg:x="12.049cm" svg:y="6.08cm">
            <text:p text:style-name="P1">Approach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4.599cm" svg:height="2.159cm" svg:x="12.055cm" svg:y="7.22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4.672cm" svg:height="2.159cm" svg:x="16.648cm" svg:y="7.2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" draw:text-style-name="P2" draw:layer="layout" svg:width="9.271cm" svg:height="1.143cm" svg:x="17.637cm" svg:y="11.414cm">
          <text:p text:style-name="P1">Software Developm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4.599cm" svg:height="2.159cm" svg:x="17.643cm" svg:y="12.5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672cm" svg:height="2.159cm" svg:x="22.236cm" svg:y="12.5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9.271cm" svg:height="1.143cm" svg:x="17.764cm" svg:y="16.113cm">
          <text:p text:style-name="P1">Software Measurem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4.599cm" svg:height="2.159cm" svg:x="17.77cm" svg:y="17.2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672cm" svg:height="2.159cm" svg:x="22.363cm" svg:y="17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" draw:text-style-name="P2" draw:layer="layout" svg:width="9.271cm" svg:height="1.143cm" svg:x="1.889cm" svg:y="12.176cm">
            <text:p text:style-name="P1">Software Implementatio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4.599cm" svg:height="2.159cm" svg:x="1.895cm" svg:y="13.31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4.672cm" svg:height="2.159cm" svg:x="6.488cm" svg:y="13.3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" draw:text-style-name="P2" draw:layer="layout" svg:width="9.271cm" svg:height="1.143cm" svg:x="2.27cm" svg:y="16.875cm">
            <text:p text:style-name="P1">Resul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4.599cm" svg:height="2.159cm" svg:x="2.276cm" svg:y="18.01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4.672cm" svg:height="2.159cm" svg:x="6.869cm" svg:y="18.0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9T05:33:23.995365294</meta:creation-date>
    <dc:date>2018-07-19T05:49:01.698399367</dc:date>
    <meta:editing-duration>PT4M27S</meta:editing-duration>
    <meta:editing-cycles>1</meta:editing-cycles>
    <meta:generator>LibreOffice/6.0.5.2$Linux_X86_64 LibreOffice_project/54c8cbb85f300ac59db32fe8a675ff7683cd5a16</meta:generator>
    <meta:document-statistic meta:object-count="24"/>
  </office:meta>
</office:document-meta>
</file>